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cratch.mit.edu/projects/1076249269" text:style-name="Internet_20_link" text:visited-style-name="Visited_20_Internet_20_Link">https://scratch.mit.edu/projects/1076249269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30:17.295709792</meta:creation-date>
    <dc:date>2024-10-04T11:31:22.341676130</dc:date>
    <meta:editing-duration>PT1M9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4.7.2$Linux_X86_64 LibreOffice_project/40$Build-2</meta:generator>
  </office:meta>
</office:document-meta>
</file>